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00" draw:opacity="100%"/>
      <style:paragraph-properties fo:background-color="#ffff00"/>
      <style:text-properties officeooo:paragraph-rsid="000c2988"/>
    </style:style>
    <style:style style:name="P2" style:family="paragraph" style:parent-style-name="Standard">
      <style:text-properties fo:color="#000000" loext:opacity="100%" style:font-name="FreeMono" fo:font-size="10pt" fo:font-weight="normal" officeooo:rsid="00067453" officeooo:paragraph-rsid="00373f97" fo:background-color="transparent" style:font-size-asian="10pt" style:font-size-complex="10pt"/>
    </style:style>
    <style:style style:name="P3" style:family="paragraph" style:parent-style-name="Standard">
      <style:text-properties fo:color="#000000" loext:opacity="100%" style:font-name="FreeMono" officeooo:paragraph-rsid="00373f97"/>
    </style:style>
    <style:style style:name="P4" style:family="paragraph" style:parent-style-name="Text_20_body">
      <style:paragraph-properties fo:margin-top="0cm" fo:margin-bottom="0cm" style:contextual-spacing="false"/>
      <style:text-properties fo:color="#000000" loext:opacity="100%" style:font-name="FreeMono" officeooo:paragraph-rsid="00373f97"/>
    </style:style>
    <style:style style:name="P5" style:family="paragraph" style:parent-style-name="Standard">
      <style:text-properties fo:color="#000000" loext:opacity="100%" style:font-name="FreeMono" officeooo:paragraph-rsid="003732d4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font-name="FreeMono" officeooo:paragraph-rsid="003732d4"/>
    </style:style>
    <style:style style:name="P7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style:font-name="FreeMono" officeooo:rsid="0020ad79" officeooo:paragraph-rsid="003732d4"/>
    </style:style>
    <style:style style:name="P8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style:font-name="FreeMono" fo:font-weight="bold" officeooo:rsid="001303eb" officeooo:paragraph-rsid="003af57b" style:font-weight-asian="bold" style:font-weight-complex="bold"/>
    </style:style>
    <style:style style:name="P9" style:family="paragraph" style:parent-style-name="Standard">
      <style:text-properties fo:color="#000000" loext:opacity="100%" style:font-name="FreeMono" fo:font-weight="bold" officeooo:rsid="003ebd17" officeooo:paragraph-rsid="003ebd17" style:font-weight-asian="bold" style:font-weight-complex="bold"/>
    </style:style>
    <style:style style:name="P10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style:font-name="FreeMono" fo:font-weight="bold" officeooo:rsid="003af57b" officeooo:paragraph-rsid="003af57b" style:font-weight-asian="bold" style:font-weight-complex="bold"/>
    </style:style>
    <style:style style:name="P11" style:family="paragraph" style:parent-style-name="Standard">
      <style:text-properties fo:color="#000000" loext:opacity="100%" style:font-name="FreeMono" officeooo:rsid="00067453" officeooo:paragraph-rsid="003c99fb"/>
    </style:style>
    <style:style style:name="P12" style:family="paragraph" style:parent-style-name="Standard">
      <style:text-properties fo:color="#000000" loext:opacity="100%" style:font-name="FreeMono" officeooo:rsid="00067453" officeooo:paragraph-rsid="003ebd17"/>
    </style:style>
    <style:style style:name="P13" style:family="paragraph" style:parent-style-name="Standard">
      <style:text-properties fo:color="#000000" loext:opacity="100%" style:font-name="FreeMono" officeooo:rsid="00067453" officeooo:paragraph-rsid="003f67d8"/>
    </style:style>
    <style:style style:name="P14" style:family="paragraph" style:parent-style-name="Standard">
      <style:text-properties fo:color="#000000" loext:opacity="100%" style:font-name="FreeMono" officeooo:rsid="00067453" officeooo:paragraph-rsid="003e553b"/>
    </style:style>
    <style:style style:name="P15" style:family="paragraph" style:parent-style-name="Standard">
      <style:text-properties fo:color="#000000" loext:opacity="100%" style:font-name="FreeMono" officeooo:rsid="00067453" officeooo:paragraph-rsid="0043ce82"/>
    </style:style>
    <style:style style:name="P16" style:family="paragraph" style:parent-style-name="Standard">
      <style:text-properties fo:color="#000000" loext:opacity="100%" style:font-name="FreeMono" officeooo:rsid="00067453" officeooo:paragraph-rsid="0039039b"/>
    </style:style>
    <style:style style:name="P17" style:family="paragraph" style:parent-style-name="Standard">
      <style:text-properties fo:color="#000000" loext:opacity="100%" style:font-name="FreeMono" officeooo:rsid="003e553b" officeooo:paragraph-rsid="003e553b"/>
    </style:style>
    <style:style style:name="P18" style:family="paragraph" style:parent-style-name="Standard">
      <style:text-properties fo:color="#000000" loext:opacity="100%" style:font-name="FreeMono" officeooo:paragraph-rsid="003af57b"/>
    </style:style>
    <style:style style:name="P19" style:family="paragraph" style:parent-style-name="Standard">
      <style:text-properties fo:color="#000000" loext:opacity="100%" style:font-name="FreeMono" officeooo:rsid="003af57b" officeooo:paragraph-rsid="003af57b"/>
    </style:style>
    <style:style style:name="P20" style:family="paragraph" style:parent-style-name="Standard">
      <style:text-properties fo:color="#000000" loext:opacity="100%" style:font-name="FreeMono" officeooo:rsid="004616dc" officeooo:paragraph-rsid="004616dc"/>
    </style:style>
    <style:style style:name="P21" style:family="paragraph" style:parent-style-name="Standard">
      <style:text-properties fo:color="#000000" loext:opacity="100%" style:font-name="FreeMono" officeooo:rsid="004616dc"/>
    </style:style>
    <style:style style:name="P22" style:family="paragraph" style:parent-style-name="Standard">
      <style:text-properties fo:color="#000000" loext:opacity="100%" style:font-name="FreeMono" officeooo:rsid="003ebd17" officeooo:paragraph-rsid="003ebd17"/>
    </style:style>
    <style:style style:name="P23" style:family="paragraph" style:parent-style-name="Standard">
      <style:text-properties fo:color="#000000" loext:opacity="100%" style:font-name="FreeMono" officeooo:rsid="003ec9d1" officeooo:paragraph-rsid="003f67d8"/>
    </style:style>
    <style:style style:name="P24" style:family="paragraph" style:parent-style-name="Standard">
      <style:text-properties fo:color="#000000" loext:opacity="100%" style:font-name="FreeMono" officeooo:paragraph-rsid="00340a9a"/>
    </style:style>
    <style:style style:name="P25" style:family="paragraph" style:parent-style-name="Standard">
      <loext:graphic-properties draw:fill="solid" draw:fill-color="#2a6099" draw:opacity="100%"/>
      <style:paragraph-properties fo:text-align="center" style:justify-single-word="false" fo:background-color="#2a6099"/>
      <style:text-properties fo:color="#ffffff" loext:opacity="100%" fo:font-weight="bold" officeooo:rsid="0010b5dd" officeooo:paragraph-rsid="0010b5dd" style:font-weight-asian="bold" style:font-weight-complex="bold"/>
    </style:style>
    <style:style style:name="P26" style:family="paragraph" style:parent-style-name="Standard">
      <loext:graphic-properties draw:fill="none" draw:fill-color="#ffffff" draw:fill-gradient-name="gradient" draw:fill-hatch-name="hatch" draw:opacity="100%"/>
      <style:paragraph-properties fo:background-color="transparent" fo:padding="0cm" fo:border-left="none" fo:border-right="none" fo:border-top="none" fo:border-bottom="0.06pt solid #000000">
        <style:tab-stops/>
      </style:paragraph-properties>
      <style:text-properties fo:font-variant="small-caps" fo:font-weight="bold" officeooo:rsid="00128386" officeooo:paragraph-rsid="00128386" style:font-weight-asian="bold" style:font-weight-complex="bold"/>
    </style:style>
    <style:style style:name="P27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28386" officeooo:paragraph-rsid="00373f97" style:font-weight-asian="bold" style:font-weight-complex="bold"/>
    </style:style>
    <style:style style:name="P28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303eb" officeooo:paragraph-rsid="003732d4" style:font-weight-asian="bold" style:font-weight-complex="bold"/>
    </style:style>
    <style:style style:name="P29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642a6" officeooo:paragraph-rsid="003af57b" style:font-weight-asian="bold" style:font-weight-complex="bold"/>
    </style:style>
    <style:style style:name="P30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2264c3" officeooo:paragraph-rsid="003af57b" style:font-weight-asian="bold" style:font-weight-complex="bold"/>
    </style:style>
    <style:style style:name="P31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201e66" officeooo:paragraph-rsid="003af57b" style:font-weight-asian="bold" style:font-weight-complex="bold"/>
    </style:style>
    <style:style style:name="P32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fb994" officeooo:paragraph-rsid="003c99fb" style:font-weight-asian="bold" style:font-weight-complex="bold"/>
    </style:style>
    <style:style style:name="P33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383c2" officeooo:paragraph-rsid="003c99fb" style:font-weight-asian="bold" style:font-weight-complex="bold"/>
    </style:style>
    <style:style style:name="P34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adda4" officeooo:paragraph-rsid="003c99fb" style:font-weight-asian="bold" style:font-weight-complex="bold"/>
    </style:style>
    <style:style style:name="P35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92d41" officeooo:paragraph-rsid="0039039b" style:font-weight-asian="bold" style:font-weight-complex="bold"/>
    </style:style>
    <style:style style:name="P36" style:family="paragraph" style:parent-style-name="Standard">
      <style:text-properties style:font-name="FreeMono" fo:font-weight="bold" officeooo:rsid="000b5518" officeooo:paragraph-rsid="003af57b" style:font-weight-asian="bold" style:font-weight-complex="bold"/>
    </style:style>
    <style:style style:name="P37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20aaf7" officeooo:paragraph-rsid="0020aaf7" style:font-weight-asian="bold" style:font-weight-complex="bold"/>
    </style:style>
    <style:style style:name="P38" style:family="paragraph" style:parent-style-name="Standard">
      <style:text-properties style:use-window-font-color="true" loext:opacity="0%" style:font-name="FreeMono" officeooo:rsid="00067453" officeooo:paragraph-rsid="002cfa34"/>
    </style:style>
    <style:style style:name="P39" style:family="paragraph" style:parent-style-name="Standard">
      <style:text-properties style:use-window-font-color="true" loext:opacity="0%" style:font-name="FreeMono" officeooo:rsid="00067453" officeooo:paragraph-rsid="0039039b"/>
    </style:style>
    <style:style style:name="P40" style:family="paragraph" style:parent-style-name="Standard">
      <style:text-properties style:use-window-font-color="true" loext:opacity="0%" style:font-name="FreeMono" officeooo:rsid="00067453" officeooo:paragraph-rsid="003732d4"/>
    </style:style>
    <style:style style:name="P41" style:family="paragraph" style:parent-style-name="Standard">
      <style:text-properties style:use-window-font-color="true" loext:opacity="0%" style:font-name="FreeMono" officeooo:rsid="00067453" officeooo:paragraph-rsid="003af57b"/>
    </style:style>
    <style:style style:name="P42" style:family="paragraph" style:parent-style-name="Standard">
      <style:text-properties style:use-window-font-color="true" loext:opacity="0%" style:font-name="FreeMono" officeooo:rsid="00067453" officeooo:paragraph-rsid="003c99fb"/>
    </style:style>
    <style:style style:name="P43" style:family="paragraph" style:parent-style-name="Standard">
      <style:text-properties style:use-window-font-color="true" loext:opacity="0%" style:font-name="FreeMono" officeooo:rsid="00067453" officeooo:paragraph-rsid="004012e8"/>
    </style:style>
    <style:style style:name="P44" style:family="paragraph" style:parent-style-name="Standard">
      <style:text-properties style:use-window-font-color="true" loext:opacity="0%" style:font-name="FreeMono" officeooo:rsid="00067453" officeooo:paragraph-rsid="004616dc"/>
    </style:style>
    <style:style style:name="P45" style:family="paragraph" style:parent-style-name="Standard">
      <style:text-properties style:use-window-font-color="true" loext:opacity="0%" style:font-name="FreeMono" officeooo:rsid="003732d4" officeooo:paragraph-rsid="003732d4"/>
    </style:style>
    <style:style style:name="P46" style:family="paragraph" style:parent-style-name="Standard">
      <style:text-properties style:use-window-font-color="true" loext:opacity="0%" style:font-name="FreeMono" officeooo:rsid="00373f97" officeooo:paragraph-rsid="00373f97"/>
    </style:style>
    <style:style style:name="P47" style:family="paragraph" style:parent-style-name="Standard">
      <style:text-properties style:use-window-font-color="true" loext:opacity="0%" style:font-name="FreeMono" fo:font-size="10pt" officeooo:rsid="00067453" officeooo:paragraph-rsid="00373f97" style:font-size-asian="10pt" style:font-size-complex="10pt" loext:padding="0cm" loext:border="none"/>
    </style:style>
    <style:style style:name="P48" style:family="paragraph" style:parent-style-name="Standard">
      <style:text-properties style:use-window-font-color="true" loext:opacity="0%" style:font-name="FreeMono" fo:font-weight="bold" officeooo:rsid="0030d147" officeooo:paragraph-rsid="0039039b" style:font-weight-asian="bold" style:font-weight-complex="bold"/>
    </style:style>
    <style:style style:name="P49" style:family="paragraph" style:parent-style-name="Standard">
      <style:text-properties style:use-window-font-color="true" loext:opacity="0%" style:font-name="FreeMono" officeooo:paragraph-rsid="0039039b"/>
    </style:style>
    <style:style style:name="P50" style:family="paragraph" style:parent-style-name="Standard">
      <style:text-properties style:use-window-font-color="true" loext:opacity="0%" style:font-name="FreeMono" officeooo:rsid="0030d147" officeooo:paragraph-rsid="0039039b"/>
    </style:style>
    <style:style style:name="P51" style:family="paragraph" style:parent-style-name="Standard">
      <style:text-properties style:use-window-font-color="true" loext:opacity="0%" style:font-name="FreeMono" officeooo:rsid="003af57b" officeooo:paragraph-rsid="003af57b"/>
    </style:style>
    <style:style style:name="P52" style:family="paragraph" style:parent-style-name="Standard">
      <style:text-properties style:use-window-font-color="true" loext:opacity="0%" style:font-name="FreeMono" officeooo:rsid="004264cc" officeooo:paragraph-rsid="004264cc"/>
    </style:style>
    <style:style style:name="P53" style:family="paragraph" style:parent-style-name="Standard">
      <style:text-properties officeooo:paragraph-rsid="003af57b"/>
    </style:style>
    <style:style style:name="P54" style:family="paragraph" style:parent-style-name="Standard">
      <style:text-properties fo:color="#0000cd" loext:opacity="100%" officeooo:rsid="000c2988" officeooo:paragraph-rsid="0039039b"/>
    </style:style>
    <style:style style:name="P55" style:family="paragraph" style:parent-style-name="Standard">
      <loext:graphic-properties draw:fill="solid" draw:fill-color="#ffff00" draw:opacity="100%"/>
      <style:paragraph-properties fo:background-color="#ffff00"/>
      <style:text-properties fo:font-weight="bold" officeooo:rsid="001adda4" officeooo:paragraph-rsid="003e553b" style:font-weight-asian="bold" style:font-weight-complex="bold"/>
    </style:style>
    <style:style style:name="P56" style:family="paragraph" style:parent-style-name="Standard">
      <loext:graphic-properties draw:fill="solid" draw:fill-color="#ffff00" draw:opacity="100%"/>
      <style:paragraph-properties fo:background-color="#ffff00"/>
      <style:text-properties fo:font-weight="bold" officeooo:rsid="0047965f" officeooo:paragraph-rsid="0047965f" style:font-weight-asian="bold" style:font-weight-complex="bold"/>
    </style:style>
    <style:style style:name="P57" style:family="paragraph" style:parent-style-name="Standard">
      <style:text-properties fo:color="#000000" loext:opacity="100%" style:font-name="FreeMono" style:text-underline-style="none" fo:font-weight="normal" officeooo:rsid="00067453" officeooo:paragraph-rsid="003c99fb" style:font-weight-asian="normal" style:font-weight-complex="normal" loext:padding="0cm" loext:border="none"/>
    </style:style>
    <style:style style:name="P58" style:family="paragraph" style:parent-style-name="Standard">
      <style:paragraph-properties fo:line-height="100%"/>
      <style:text-properties fo:color="#000000" loext:opacity="100%" style:font-name="FreeMono" style:text-underline-style="none" officeooo:paragraph-rsid="003c99fb" loext:padding="0cm" loext:border="none"/>
    </style:style>
    <style:style style:name="P59" style:family="paragraph" style:parent-style-name="Standard">
      <style:text-properties fo:color="#000000" loext:opacity="100%" style:font-name="FreeMono" officeooo:paragraph-rsid="000c2988"/>
    </style:style>
    <style:style style:name="P60" style:family="paragraph" style:parent-style-name="Standard">
      <style:text-properties fo:color="#000000" loext:opacity="100%" style:font-name="FreeMono" officeooo:paragraph-rsid="004915c1"/>
    </style:style>
    <style:style style:name="P61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3f67d8" officeooo:paragraph-rsid="003f67d8" style:font-weight-asian="bold" style:font-weight-complex="bold"/>
    </style:style>
    <style:style style:name="P62" style:family="paragraph" style:parent-style-name="Standard">
      <loext:graphic-properties draw:fill="solid" draw:fill-color="#ffff00" draw:opacity="100%"/>
      <style:paragraph-properties fo:background-color="#ffff00"/>
      <style:text-properties fo:font-weight="bold" officeooo:rsid="001d28da" officeooo:paragraph-rsid="0039039b" style:font-weight-asian="bold" style:font-weight-complex="bold"/>
    </style:style>
    <style:style style:name="T1" style:family="text">
      <style:text-properties officeooo:rsid="002cfa34"/>
    </style:style>
    <style:style style:name="T2" style:family="text">
      <style:text-properties officeooo:rsid="002d34f3"/>
    </style:style>
    <style:style style:name="T3" style:family="text">
      <style:text-properties officeooo:rsid="002ef84a"/>
    </style:style>
    <style:style style:name="T4" style:family="text">
      <style:text-properties officeooo:rsid="0030d147"/>
    </style:style>
    <style:style style:name="T5" style:family="text">
      <style:text-properties officeooo:rsid="00067453"/>
    </style:style>
    <style:style style:name="T6" style:family="text">
      <style:text-properties officeooo:rsid="00358257"/>
    </style:style>
    <style:style style:name="T7" style:family="text">
      <style:text-properties style:font-name="FreeMono" fo:font-style="normal" fo:font-weight="bold" officeooo:rsid="000b5518" style:font-style-asian="normal" style:font-weight-asian="bold" style:font-style-complex="normal" style:font-weight-complex="bold"/>
    </style:style>
    <style:style style:name="T8" style:family="text">
      <style:text-properties style:font-name="FreeMono" fo:font-style="normal" fo:font-weight="bold" officeooo:rsid="000c2988" style:font-style-asian="normal" style:font-weight-asian="bold" style:font-style-complex="normal" style:font-weight-complex="bold"/>
    </style:style>
    <style:style style:name="T9" style:family="text">
      <style:text-properties style:font-name="FreeMono" fo:font-style="normal" fo:font-weight="bold" officeooo:rsid="00201e66" style:font-style-asian="normal" style:font-weight-asian="bold" style:font-style-complex="normal" style:font-weight-complex="bold"/>
    </style:style>
    <style:style style:name="T10" style:family="text">
      <style:text-properties officeooo:rsid="00373f9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af57b"/>
    </style:style>
    <style:style style:name="T13" style:family="text">
      <style:text-properties officeooo:rsid="003c99fb"/>
    </style:style>
    <style:style style:name="T14" style:family="text">
      <style:text-properties officeooo:rsid="003e553b"/>
    </style:style>
    <style:style style:name="T15" style:family="text">
      <style:text-properties officeooo:rsid="003ebd17"/>
    </style:style>
    <style:style style:name="T16" style:family="text">
      <style:text-properties officeooo:rsid="004012e8"/>
    </style:style>
    <style:style style:name="T17" style:family="text">
      <style:text-properties officeooo:rsid="004264cc"/>
    </style:style>
    <style:style style:name="T18" style:family="text">
      <style:text-properties officeooo:rsid="0043a240"/>
    </style:style>
    <style:style style:name="T19" style:family="text">
      <style:text-properties officeooo:rsid="0043ce82"/>
    </style:style>
    <style:style style:name="T20" style:family="text">
      <style:text-properties officeooo:rsid="0045355f"/>
    </style:style>
    <style:style style:name="T21" style:family="text">
      <style:text-properties officeooo:rsid="004616dc"/>
    </style:style>
    <style:style style:name="T22" style:family="text">
      <style:text-properties officeooo:rsid="001adda4"/>
    </style:style>
    <style:style style:name="T23" style:family="text">
      <style:text-properties officeooo:rsid="003ec9d1"/>
    </style:style>
    <style:style style:name="T24" style:family="text">
      <style:text-properties officeooo:rsid="003f67d8"/>
    </style:style>
    <style:style style:name="T25" style:family="text">
      <style:text-properties officeooo:rsid="00340a9a"/>
    </style:style>
    <style:style style:name="T26" style:family="text">
      <style:text-properties officeooo:rsid="00491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HTML <text:span text:style-name="T2">5</text:span></text:p>
      <text:p text:style-name="P26"><text:span text:style-name="T1">Estrutura </text:span>Básic<text:span text:style-name="T1">a</text:span></text:p>
      <text:p text:style-name="P38">&lt;!DOCTYPE html&gt;</text:p>
      <text:p text:style-name="P45">(Attributes)</text:p>
      <text:p text:style-name="P38">&lt;<text:span text:style-name="T1">head&gt;</text:span></text:p>
      <text:p text:style-name="P46"><text:s text:c="2"/>code here</text:p>
      <text:p text:style-name="P38">&lt;/<text:span text:style-name="T1">head&gt;</text:span></text:p>
      <text:p text:style-name="P38">&lt;html&gt;</text:p>
      <text:p text:style-name="P38"><text:s text:c="2"/>&lt;body&gt;</text:p>
      <text:p text:style-name="P38"><text:s text:c="4"/>&lt;<text:span text:style-name="T10">header&gt;&lt;/header&gt;</text:span></text:p>
      <text:p text:style-name="P38"><text:s text:c="4"/>&lt;<text:span text:style-name="T10">main&gt;&lt;/main&gt;</text:span></text:p>
      <text:p text:style-name="P38"><text:s text:c="4"/>&lt;<text:span text:style-name="T10">footer&gt;&lt;/footer&gt;</text:span></text:p>
      <text:p text:style-name="P38"><text:s text:c="2"/>&lt;/body&gt;</text:p>
      <text:p text:style-name="P38">&lt;/html&gt;</text:p>
      <text:p text:style-name="P27">Elementos</text:p>
      <text:p text:style-name="P47">&lt;tag&gt;Content goes here&lt;/tag&gt;</text:p>
      <text:p text:style-name="P47">&lt;<text:span text:style-name="T2">tag style=””&gt;&lt;/tag&gt;</text:span></text:p>
      <text:p text:style-name="P47">&lt;<text:span text:style-name="T14">tag class=”” id=””&gt;&lt;/tag&gt;</text:span></text:p>
      <text:p text:style-name="P29">Comments</text:p>
      <text:p text:style-name="P41">&lt;!-- comment --&gt;</text:p>
      <text:p text:style-name="P28">Attributes</text:p>
      <text:p text:style-name="P40">&lt;html lang="en"&gt;</text:p>
      <text:p text:style-name="P40">&lt;html lang="en-US"&gt;</text:p>
      <text:p text:style-name="P40">&lt;<text:span text:style-name="T2">html lang=”pt-br”&gt;</text:span></text:p>
      <text:p text:style-name="P7"><text:span text:style-name="T11">Head </text:span>&lt;head&gt;&lt;/head&gt;</text:p>
      <text:p text:style-name="P6">&lt;meta charset="UTF-8"&gt;</text:p>
      <text:p text:style-name="P4">&lt;meta name="viewport" content="width=device-width, initial-scale=1.0"&gt;</text:p>
      <text:p text:style-name="P2">&lt;link rel="shortcut icon" href="" type="image/x-icon"&gt;</text:p>
      <text:p text:style-name="P3">&lt;link rel="stylesheet" href=""&gt; </text:p>
      <text:p text:style-name="P5">&lt;title&gt;<text:span text:style-name="T12">tittle</text:span>&lt;/title&gt;</text:p>
      <text:p text:style-name="P5">&lt;style&gt;&lt;/style&gt;</text:p>
      <text:p text:style-name="P30">Semantics</text:p>
      <text:p text:style-name="P18">&lt;header&gt;&lt;/header&gt;</text:p>
      <text:p text:style-name="P18">&lt;<text:span text:style-name="T12">main&gt;&lt;/main&gt;</text:span></text:p>
      <text:p text:style-name="P18">&lt;nav&gt;&lt;/nav&gt;</text:p>
      <text:p text:style-name="P19">&lt;section&gt;&lt;/section&gt;</text:p>
      <text:p text:style-name="P18">&lt;article&gt;&lt;/article&gt;</text:p>
      <text:p text:style-name="P18">&lt;aside&gt;&lt;/aside&gt;</text:p>
      <text:p text:style-name="P18">&lt;footer&gt;&lt;/footer&gt;</text:p>
      <text:p text:style-name="P8">Headings</text:p>
      <text:p text:style-name="P41">&lt;h1&gt;Heading 1&lt;/h1&gt;</text:p>
      <text:p text:style-name="P52">(...)</text:p>
      <text:p text:style-name="P41">&lt;h6&gt;Heading 6&lt;/h6&gt;</text:p>
      <text:p text:style-name="P8">Paragraphs</text:p>
      <text:p text:style-name="P41">&lt;p&gt;This is a paragraph.&lt;/p&gt;</text:p>
      <text:p text:style-name="P41">&lt;br&gt; <text:span text:style-name="T12">break</text:span><text:span text:style-name="T6"> line</text:span></text:p>
      <text:p text:style-name="P10">Boxes</text:p>
      <text:p text:style-name="P51">Box-level</text:p>
      <text:p text:style-name="P31">Block &amp; inline</text:p>
      <text:p text:style-name="P36">Block</text:p>
      <text:p text:style-name="P21">div h1-h6 p hr main header nav article aside footer form video </text:p>
      <text:p text:style-name="P53"><text:span text:style-name="Emphasis"><text:span text:style-name="T7">Inline</text:span></text:span></text:p>
      <text:p text:style-name="P57">span a code small strong em sub sup label button input select</text:p>
      <text:p text:style-name="P58">address blockquote canvas dd dl dt fieldset figcaption figure li noscript ol pre section table tfoot ul</text:p>
      <text:p text:style-name="P57">abbr acronym bdo big br cite dfn img kbd map object output q samp script textarea time tt var</text:p>
      <text:p text:style-name="P32">Lists</text:p>
      <text:p text:style-name="P11">&lt;ul&gt;</text:p>
      <text:p text:style-name="P11"><text:s text:c="2"/>&lt;<text:span text:style-name="T13">li </text:span><text:span text:style-name="T21">type=””</text:span><text:span text:style-name="T13">&gt;list item&lt;/li&gt;</text:span></text:p>
      <text:p text:style-name="P11">&lt;/ul&gt;</text:p>
      <text:p text:style-name="P20">type = disc, circle, square</text:p>
      <text:p text:style-name="P11">&lt;ol <text:span text:style-name="T14">type=”” </text:span><text:span text:style-name="T15">start=n</text:span>&gt;</text:p>
      <text:p text:style-name="P11"><text:s text:c="2"/>&lt;<text:span text:style-name="T13">li&gt;list item&lt;/li&gt;</text:span></text:p>
      <text:p text:style-name="P11">&lt;/ol&gt;</text:p>
      <text:p text:style-name="P17">type <text:span text:style-name="T21">=</text:span> 1, A, a, I, i</text:p>
      <text:p text:style-name="P11">&lt;dl&gt;</text:p>
      <text:p text:style-name="P11"><text:s text:c="2"/>&lt;dt&gt;&lt;/dt&gt;</text:p>
      <text:p text:style-name="P11"><text:s text:c="2"/>&lt;dd&gt;&lt;/dd&gt;</text:p>
      <text:p text:style-name="P11">&lt;/dl&gt;</text:p>
      <text:p text:style-name="P33">Formating</text:p>
      <text:p text:style-name="P42">&lt;strong&gt;important!&lt;/strong&gt;</text:p>
      <text:p text:style-name="P42">&lt;em&gt;emphasized&lt;/em&gt;</text:p>
      <text:p text:style-name="P42">&lt;small&gt;smaller text.&lt;/small&gt;</text:p>
      <text:p text:style-name="P42">&lt;p&gt;&lt;mark&gt;<text:span text:style-name="T3">mark</text:span>&lt;/mark&gt;&lt;/p&gt;</text:p>
      <text:p text:style-name="P42">&lt;p&gt;&lt;del&gt;blue&lt;/del&gt;&lt;/p&gt;</text:p>
      <text:p text:style-name="P44">&lt;p&gt;&lt;del&gt;blue&lt;/del&gt;</text:p>
      <text:p text:style-name="P44">&lt;ins&gt;red&lt;/ins&gt;&lt;/p&gt;</text:p>
      <text:p text:style-name="P42">&lt;p&gt;&lt;sub&gt;subscripted&lt;/sub&gt;&lt;/p&gt;</text:p>
      <text:p text:style-name="P42">&lt;p&gt;&lt;sup&gt;superscripted&lt;/sup&gt;&lt;/p&gt;</text:p>
      <text:p text:style-name="P34">Images</text:p>
      <text:p text:style-name="P11">&lt;img src="" alt=""&gt;</text:p>
      <text:p text:style-name="P9">Responsive images</text:p>
      <text:p text:style-name="P12">&lt;picture&gt;<text:line-break/> <text:s/>&lt;<text:span text:style-name="T15">source media=”max-width:<text:line-break/> <text:s text:c="2"/>srcset=””<text:line-break/> <text:s text:c="2"/>type=””&gt;</text:span></text:p>
      <text:p text:style-name="P22">&lt;/picture&gt;</text:p>
      <text:p text:style-name="P61">Media</text:p>
      <text:p text:style-name="P13"><text:span text:style-name="T22">&lt;</text:span><text:span text:style-name="T23">audio src=”” controls autoplay&gt;&lt;/audio&gt;</text:span></text:p>
      <text:p text:style-name="P23"><text:span text:style-name="T22">&lt;</text:span>audio preload=”metadata” <text:span text:style-name="T24">autoplay controls&gt;<text:line-break/> <text:s/>&lt;source src=”” type=””&gt;<text:line-break/>&lt;/audio</text:span></text:p>
      <text:p text:style-name="P13"><text:span text:style-name="T22">&lt;</text:span><text:span text:style-name="T24">video autoplay controls loop width=”” poster=”” type=””&gt;</text:span></text:p>
      <text:p text:style-name="P55">Links</text:p>
      <text:p text:style-name="P14">&lt;a href="" target=""&gt;<text:span text:style-name="T4">link</text:span>&lt;/a&gt;</text:p>
      <text:p text:style-name="P14">target="_<text:span text:style-name="T22">self/</text:span>_blank/_<text:span text:style-name="T22">parent/_top/</text:span><text:span text:style-name="T26">name”</text:span></text:p>
      <text:p text:style-name="P14">&lt;a href="" <text:span text:style-name="T14">download</text:span>=""<text:span text:style-name="T14"> </text:span>&gt;&lt;/a&gt;</text:p>
      <text:p text:style-name="P14"><text:span text:style-name="T22">&lt;a href="" </text:span><text:span text:style-name="T14">download</text:span><text:span text:style-name="T22">=""</text:span><text:span text:style-name="T14"> type</text:span><text:span text:style-name="T22">=""&gt;&lt;/a&gt;</text:span></text:p>
      <text:p text:style-name="P14"><text:span text:style-name="T22">&lt;</text:span><text:span text:style-name="T17">a href=”#”&gt;link&lt;/a&gt;</text:span></text:p>
      <text:p text:style-name="P56">Acronyms</text:p>
      <text:p text:style-name="P43">&lt;abbr title=""&gt;<text:span text:style-name="T16">text</text:span>&lt;/abbr&gt;</text:p>
      <text:p text:style-name="P35">CSS</text:p>
      <text:p text:style-name="P50"><text:span text:style-name="T11">inline: </text:span><text:span text:style-name="T5">&lt;</text:span>p<text:span text:style-name="T5"> style=""&gt;&lt;/</text:span>p<text:span text:style-name="T5">&gt;</text:span></text:p>
      <text:p text:style-name="P48">in head:</text:p>
      <text:p text:style-name="P39">&lt;style&gt;</text:p>
      <text:p text:style-name="P49"><text:span text:style-name="T5"><text:s text:c="2"/></text:span><text:span text:style-name="T4">code</text:span></text:p>
      <text:p text:style-name="P39">&lt;/style&gt;</text:p>
      <text:p text:style-name="P48">in CSS file</text:p>
      <text:p text:style-name="P39">&lt;link rel="stylesheet" href=""&gt;</text:p>
      <text:p text:style-name="P1"><text:span text:style-name="Emphasis"><text:span text:style-name="T8">Class</text:span></text:span><text:span text:style-name="Emphasis"><text:span text:style-name="T9">es</text:span></text:span></text:p>
      <text:p text:style-name="P24">class=""<text:tab/><text:span text:style-name="T25">i</text:span>d=""</text:p>
      <text:p text:style-name="P37">Iframe</text:p>
      <text:p text:style-name="P59">&lt;iframe src=""&gt;&lt;/iframe&gt;</text:p>
      <text:p text:style-name="P60">&lt;iframe <text:span text:style-name="T26">name=””</text:span>&gt;&lt;/iframe&gt;</text:p>
      <text:p text:style-name="P62">Table</text:p>
      <text:p text:style-name="P15">&lt;table&gt;<text:line-break/> <text:s/>&lt;tr&gt;<text:line-break/> <text:s text:c="3"/>&lt;th <text:span text:style-name="T18">colspan=”2”</text:span>&gt;<text:span text:style-name="T18">header</text:span>&lt;/th&gt;</text:p>
      <text:p text:style-name="P15"><text:s text:c="4"/><text:span text:style-name="T19">&lt;th scope=”row”&gt;xx&lt;/th&gt;<text:line-break/> <text:s text:c="3"/>&lt;th scope=”column”&gt;xx&lt;/th&gt;</text:span></text:p>
      <text:p text:style-name="P15"><text:span text:style-name="T19"><text:s text:c="4"/>&lt;th scope=”rowgroup”&gt;x&lt;/th&gt;<text:line-break/> <text:s text:c="3"/>&lt;th scope=”colgroup”&gt;x&lt;/th&gt;</text:span><text:line-break/> <text:s/>&lt;/tr&gt;<text:line-break/> <text:s/>&lt;tr&gt;<text:line-break/> <text:s text:c="3"/>&lt;td <text:span text:style-name="T18">rowspan=”2”</text:span>&gt;<text:span text:style-name="T18">data</text:span>&lt;/td&gt;<text:line-break/> <text:s/>&lt;/tr&gt;<text:line-break/>&lt;/table&gt;</text:p>
      <text:p text:style-name="P16"/>
      <text:p text:style-name="P16">&lt;<text:span text:style-name="T19">table&gt;</text:span></text:p>
      <text:p text:style-name="P15"><text:s text:c="2"/>&lt;<text:span text:style-name="T19">caption&gt;caption&lt;/caption&gt;<text:line-break/> <text:s/>&lt;thead&gt;<text:line-break/> <text:s text:c="3"/>&lt;tr&gt;</text:span></text:p>
      <text:p text:style-name="P15"><text:span text:style-name="T19"><text:s text:c="6"/>&lt;th scope=”row”&gt;xx&lt;/th&gt;<text:line-break/> <text:s text:c="5"/>&lt;</text:span><text:line-break/> <text:s/>&lt;/<text:span text:style-name="T19">thead&gt;</text:span><text:line-break/> <text:s/>&lt;tbody&gt;</text:p>
      <text:p text:style-name="P15"><text:s text:c="2"/>&lt;/tbody&gt;</text:p>
      <text:p text:style-name="P15"><text:s text:c="2"/>&lt;tfoot&gt;</text:p>
      <text:p text:style-name="P15"><text:s text:c="2"/>&lt;tfoot&gt;</text:p>
      <text:p text:style-name="P16">&lt;/<text:span text:style-name="T19">table&gt;</text:span></text:p>
      <text:p text:style-name="P16"/>
      <text:p text:style-name="P16">&lt;<text:span text:style-name="T20">table&gt;</text:span></text:p>
      <text:p text:style-name="P16"><text:s text:c="2"/>&lt;<text:span text:style-name="T20">colgroup&gt;</text:span></text:p>
      <text:p text:style-name="P16"><text:s text:c="4"/>&lt;<text:span text:style-name="T20">col class=”c...”&gt;</text:span></text:p>
      <text:p text:style-name="P16"><text:s text:c="2"/>&lt;/<text:span text:style-name="T20">colgroup&gt;</text:span></text:p>
      <text:p text:style-name="P16"><text:s text:c="2"/>&lt;<text:span text:style-name="T20">tr&gt;</text:span></text:p>
      <text:p text:style-name="P16"><text:s text:c="4"/>&lt;<text:span text:style-name="T20">th scope=”col”&gt;x&lt;/th&gt;</text:span></text:p>
      <text:p text:style-name="P16"><text:s text:c="2"/>&lt;/<text:span text:style-name="T20">th&gt;</text:span></text:p>
      <text:p text:style-name="P16">&lt;/<text:span text:style-name="T20">table&gt;</text:span></text:p>
      <text:p text:style-name="P16"/>
      <text:p text:style-name="P16"/>
      <text:p text:style-name="P16"/>
      <text:p text:style-name="P16"/>
      <text:p text:style-name="P16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0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cm">
          <style:column-sep style:width="0.009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6:34:11.047171033</meta:creation-date>
    <dc:date>2024-09-10T00:35:50.060094498</dc:date>
    <meta:editing-duration>PT16H16M20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127" meta:word-count="300" meta:character-count="2676" meta:non-whitespace-character-count="2386"/>
  </office:meta>
</office:document-meta>
</file>